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3</text:p>
          </table:table-cell>
          <table:table-cell table:style-name="ACE-0" office:value-type="float" office:value="48.68">
            <text:p>48.68</text:p>
          </table:table-cell>
          <table:table-cell table:style-name="ACE-0" office:value-type="float" office:value="-58.859999999999999">
            <text:p>−58.86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942</text:p>
          </table:table-cell>
          <table:table-cell table:style-name="ACE-0" office:value-type="float" office:value="48.649999999999999">
            <text:p>48.65</text:p>
          </table:table-cell>
          <table:table-cell table:style-name="ACE-0" office:value-type="float" office:value="-58.659999999999997">
            <text:p>−58.66</text:p>
          </table:table-cell>
          <table:table-cell table:style-name="ACE-0" office:value-type="float" office:value="14100">
            <text:p>141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owdonBlake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92</text:p>
          </table:table-cell>
          <table:table-cell table:style-name="ACE-0" office:value-type="float" office:value="48.640000000000001">
            <text:p>48.64</text:p>
          </table:table-cell>
          <table:table-cell table:style-name="ACE-0" office:value-type="float" office:value="-58.649999999999999">
            <text:p>−58.6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000000000000001">
            <text:p>−1.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lak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24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970">
            <text:p>99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polyny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.600000000000001">
            <text:p>−36.6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168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ericaceo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3</text:p>
          </table:table-cell>
          <table:table-cell table:style-name="ACE-0" office:value-type="float" office:value="48.630000000000003">
            <text:p>48.63</text:p>
          </table:table-cell>
          <table:table-cell table:style-name="ACE-0" office:value-type="float" office:value="-58.740000000000002">
            <text:p>−58.74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43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8.969999999999999">
            <text:p>−58.97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Jorgensen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7</text:p>
          </table:table-cell>
          <table:table-cell table:style-name="ACE-0" office:value-type="float" office:value="48.619999999999997">
            <text:p>48.62</text:p>
          </table:table-cell>
          <table:table-cell table:style-name="ACE-0" office:value-type="float" office:value="-59.090000000000003">
            <text:p>−59.09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527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365">
            <text:p>23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4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">
            <text:p>−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rookesEtal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92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56">
            <text:p>255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2689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4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656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123525</text:p>
          </table:table-cell>
          <table:table-cell table:style-name="ACE-0" office:value-type="float" office:value="48.600000000000001">
            <text:p>48.6</text:p>
          </table:table-cell>
          <table:table-cell table:style-name="ACE-0" office:value-type="float" office:value="-58.939999999999998">
            <text:p>−58.94</text:p>
          </table:table-cell>
          <table:table-cell table:style-name="ACE-0" office:value-type="float" office:value="1770">
            <text:p>17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emp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3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5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58.890000000000001">
            <text:p>−58.89</text:p>
          </table:table-cell>
          <table:table-cell table:style-name="ACE-0" office:value-type="float" office:value="11420">
            <text:p>114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7</text:p>
          </table:table-cell>
          <table:table-cell table:style-name="ACE-0" office:value-type="float" office:value="48.549999999999997">
            <text:p>48.55</text:p>
          </table:table-cell>
          <table:table-cell table:style-name="ACE-0" office:value-type="float" office:value="-58.670000000000002">
            <text:p>−58.67</text:p>
          </table:table-cell>
          <table:table-cell table:style-name="ACE-0" office:value-type="float" office:value="14070">
            <text:p>1407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1_(3170)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60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579999999999998">
            <text:p>−58.58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Potter201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42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19999999999997">
            <text:p>−58.62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6138</text:p>
          </table:table-cell>
          <table:table-cell table:style-name="ACE-0" office:value-type="float" office:value="48.539999999999999">
            <text:p>48.54</text:p>
          </table:table-cell>
          <table:table-cell table:style-name="ACE-0" office:value-type="float" office:value="-58.630000000000003">
            <text:p>−58.63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hiatella arctica and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508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780000000000001">
            <text:p>−58.78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30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43">
            <text:p>−58.43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 and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McNeelyJorgensen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15</text:p>
          </table:table-cell>
          <table:table-cell table:style-name="ACE-0" office:value-type="float" office:value="48.520000000000003">
            <text:p>48.52</text:p>
          </table:table-cell>
          <table:table-cell table:style-name="ACE-0" office:value-type="float" office:value="-58.920000000000002">
            <text:p>−58.92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6932</text:p>
          </table:table-cell>
          <table:table-cell table:style-name="ACE-0" office:value-type="float" office:value="48.509999999999998">
            <text:p>48.51</text:p>
          </table:table-cell>
          <table:table-cell table:style-name="ACE-0" office:value-type="float" office:value="-59.049999999999997">
            <text:p>−59.05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71</text:p>
          </table:table-cell>
          <table:table-cell table:style-name="ACE-0" office:value-type="float" office:value="48.450000000000003">
            <text:p>48.45</text:p>
          </table:table-cell>
          <table:table-cell table:style-name="ACE-0" office:value-type="float" office:value="-58.509999999999998">
            <text:p>−58.51</text:p>
          </table:table-cell>
          <table:table-cell table:style-name="ACE-0" office:value-type="float" office:value="470">
            <text:p>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hawForbes1987,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T-883</text:p>
          </table:table-cell>
          <table:table-cell table:style-name="ACE-0" office:value-type="float" office:value="48.43">
            <text:p>48.43</text:p>
          </table:table-cell>
          <table:table-cell table:style-name="ACE-0" office:value-type="float" office:value="-58.479999999999997">
            <text:p>−58.48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rookesEtal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4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5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Forbes1987,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3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586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awForbes1987,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55</text:p>
          </table:table-cell>
          <table:table-cell table:style-name="ACE-0" office:value-type="float" office:value="48.310000000000002">
            <text:p>48.31</text:p>
          </table:table-cell>
          <table:table-cell table:style-name="ACE-0" office:value-type="float" office:value="-58.710000000000001">
            <text:p>−58.71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5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00</text:p>
          </table:table-cell>
          <table:table-cell table:style-name="ACE-0" office:value-type="float" office:value="48.259999999999998">
            <text:p>48.26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965</text:p>
          </table:table-cell>
          <table:table-cell table:style-name="ACE-0" office:value-type="float" office:value="48.25">
            <text:p>48.25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620">
            <text:p>6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Forbes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029</text:p>
          </table:table-cell>
          <table:table-cell table:style-name="ACE-0" office:value-type="float" office:value="48.240000000000002">
            <text:p>48.24</text:p>
          </table:table-cell>
          <table:table-cell table:style-name="ACE-0" office:value-type="float" office:value="-58.829999999999998">
            <text:p>−58.83</text:p>
          </table:table-cell>
          <table:table-cell table:style-name="ACE-0" office:value-type="float" office:value="13770">
            <text:p>13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y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7</text:p>
          </table:table-cell>
          <table:table-cell table:style-name="ACE-0" office:value-type="float" office:value="47.68">
            <text:p>47.68</text:p>
          </table:table-cell>
          <table:table-cell table:style-name="ACE-0" office:value-type="float" office:value="-58.539999999999999">
            <text:p>−58.54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3174</text:p>
          </table:table-cell>
          <table:table-cell table:style-name="ACE-0" office:value-type="float" office:value="47.659999999999997">
            <text:p>47.66</text:p>
          </table:table-cell>
          <table:table-cell table:style-name="ACE-0" office:value-type="float" office:value="-58.399999999999999">
            <text:p>−58.4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ShawForbes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0563</text:p>
          </table:table-cell>
          <table:table-cell table:style-name="ACE-0" office:value-type="float" office:value="47.649999999999999">
            <text:p>47.65</text:p>
          </table:table-cell>
          <table:table-cell table:style-name="ACE-0" office:value-type="float" office:value="-57.32">
            <text:p>−57.32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ellEtal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2</text:p>
          </table:table-cell>
          <table:table-cell table:style-name="ACE-0" office:value-type="float" office:value="47.630000000000003">
            <text:p>47.63</text:p>
          </table:table-cell>
          <table:table-cell table:style-name="ACE-0" office:value-type="float" office:value="-59.259999999999998">
            <text:p>−59.26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39</text:p>
          </table:table-cell>
          <table:table-cell table:style-name="ACE-0" office:value-type="float" office:value="47.619999999999997">
            <text:p>47.62</text:p>
          </table:table-cell>
          <table:table-cell table:style-name="ACE-0" office:value-type="float" office:value="-59.210000000000001">
            <text:p>−59.21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gyttj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cNeelyAtkinson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06</text:p>
          </table:table-cell>
          <table:table-cell table:style-name="ACE-0" office:value-type="float" office:value="47.549999999999997">
            <text:p>47.55</text:p>
          </table:table-cell>
          <table:table-cell table:style-name="ACE-0" office:value-type="float" office:value="-56.93">
            <text:p>−56.9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cNeely200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ort_Aux_Basque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268</text:p>
          </table:table-cell>
          <table:table-cell table:style-name="ACE-0" office:value-type="float" office:value="47.609999999999999">
            <text:p>47.61</text:p>
          </table:table-cell>
          <table:table-cell table:style-name="ACE-0" office:value-type="float" office:value="-57.630000000000003">
            <text:p>−57.63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6">
            <text:p>−15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2002</text:p>
          </table:table-cell>
          <table:table-cell table:number-columns-repeated="240" table:style-name="ACE-0"/>
        </table:table-row>
        <table:table-row table:style-name="AROW-0" table:number-rows-repeated="4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7:28:3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